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37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333333" style:font-name="lucida grande" fo:font-size="8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 raise my sword</text:span><text:line-break/><text:span text:style-name="T1">the metal trinity</text:span><text:line-break/><text:span text:style-name="T1">hail to the lord</text:span><text:line-break/><text:span text:style-name="T1">tonight it´s you you and me</text:span><text:line-break/><text:line-break/><text:span text:style-name="T1">face the world´s demons</text:span><text:line-break/><text:span text:style-name="T1">tonight we´ll take them all</text:span><text:line-break/><text:span text:style-name="T1">with fire in our eyes</text:span><text:line-break/><text:span text:style-name="T1">their empire will fall</text:span><text:line-break/><text:line-break/><text:span text:style-name="T1">yesterday there were 5 of us</text:span><text:line-break/><text:span text:style-name="T1">today we´re an army</text:span><text:line-break/><text:span text:style-name="T1">warriors as far as you can see</text:span><text:line-break/><text:span text:style-name="T1">yesterday it was just you and me</text:span><text:line-break/><text:line-break/><text:span text:style-name="T1">as we prepare for war</text:span><text:line-break/><text:span text:style-name="T1">fear takes control</text:span><text:line-break/><text:span text:style-name="T1">millions against us</text:span><text:line-break/><text:span text:style-name="T1">pray for your mortal soul</text:span><text:line-break/><text:line-break/><text:span text:style-name="T1">they´ll break at our walls</text:span><text:line-break/><text:span text:style-name="T1">our castle we will defend</text:span><text:line-break/><text:span text:style-name="T1">no matter how many they are</text:span><text:line-break/><text:span text:style-name="T1">we fight for our la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Rosenberger</meta:initial-creator>
    <meta:creation-date>2012-05-08T13:02:20</meta:creation-date>
    <dc:date>2012-05-08T13:28:16</dc:date>
    <dc:creator>Andreas Rosenberger</dc:creator>
    <meta:editing-duration>PT8M47S</meta:editing-duration>
    <meta:editing-cycles>1</meta:editing-cycles>
    <meta:generator>LibreOffice/3.5$Linux_x86 LibreOffice_project/350m1$Build-202</meta:generator>
    <meta:document-statistic meta:table-count="0" meta:image-count="0" meta:object-count="0" meta:page-count="1" meta:paragraph-count="1" meta:word-count="96" meta:character-count="483" meta:non-whitespace-character-count="384"/>
  </office:meta>
</office:document-meta>
</file>